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officeooo:rsid="0019767b" officeooo:paragraph-rsid="0019767b"/>
    </style:style>
    <style:style style:name="P2" style:family="paragraph" style:parent-style-name="Standard">
      <style:text-properties fo:font-weight="bold" officeooo:rsid="0019767b" officeooo:paragraph-rsid="0019767b" style:font-weight-asian="bold" style:font-weight-complex="bold"/>
    </style:style>
    <style:style style:name="P3" style:family="paragraph" style:parent-style-name="Standard" style:list-style-name="WWNum1">
      <style:paragraph-properties fo:text-align="justify" style:justify-single-word="false" style:writing-mode="lr-tb"/>
      <style:text-properties officeooo:paragraph-rsid="001a50aa" fo:background-color="transparent"/>
    </style:style>
    <style:style style:name="P4" style:family="paragraph" style:parent-style-name="Standard" style:list-style-name="WWNum1">
      <style:paragraph-properties fo:text-align="justify" style:justify-single-word="false" style:writing-mode="lr-tb"/>
      <style:text-properties officeooo:paragraph-rsid="0019767b"/>
    </style:style>
    <style:style style:name="P5" style:family="paragraph" style:parent-style-name="Standard" style:list-style-name="WWNum1">
      <style:paragraph-properties fo:text-align="justify" style:justify-single-word="false" style:writing-mode="lr-tb"/>
      <style:text-properties officeooo:paragraph-rsid="001a50aa"/>
    </style:style>
    <style:style style:name="P6" style:family="paragraph" style:parent-style-name="Standard" style:list-style-name="WWNum1">
      <style:paragraph-properties fo:text-align="justify" style:justify-single-word="false" style:writing-mode="lr-tb"/>
      <style:text-properties fo:font-weight="normal" officeooo:rsid="0020abe4" officeooo:paragraph-rsid="001a50aa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weight="normal" officeooo:rsid="0020abe4" officeooo:paragraph-rsid="001a50aa" fo:background-color="transparent" style:font-weight-asian="normal" style:font-weight-complex="normal"/>
    </style:style>
    <style:style style:name="P8" style:family="paragraph" style:parent-style-name="Standard" style:list-style-name="WWNum1">
      <style:paragraph-properties fo:text-align="justify" style:justify-single-word="false" style:writing-mode="lr-tb"/>
      <style:text-properties fo:font-weight="normal" officeooo:rsid="001a50aa" officeooo:paragraph-rsid="001a50aa" fo:background-color="transparent" style:font-weight-asian="normal" style:font-weight-complex="normal"/>
    </style:style>
    <style:style style:name="P9" style:family="paragraph" style:parent-style-name="Standard" style:list-style-name="WWNum1">
      <style:paragraph-properties fo:text-align="justify" style:justify-single-word="false" style:writing-mode="lr-tb"/>
      <style:text-properties fo:font-weight="normal" officeooo:rsid="001d7cab" officeooo:paragraph-rsid="001a50aa" fo:background-color="#ffff00" style:font-weight-asian="normal" style:font-weight-complex="normal"/>
    </style:style>
    <style:style style:name="P10" style:family="paragraph" style:parent-style-name="Standard" style:list-style-name="WWNum1">
      <style:paragraph-properties fo:text-align="justify" style:justify-single-word="false" style:writing-mode="lr-tb"/>
      <style:text-properties fo:font-style="normal" officeooo:rsid="001becb6" officeooo:paragraph-rsid="0019767b" fo:background-color="transparent" style:font-style-asian="normal" style:font-style-complex="normal"/>
    </style:style>
    <style:style style:name="P11" style:family="paragraph" style:parent-style-name="Standard" style:list-style-name="WWNum1">
      <style:paragraph-properties fo:text-align="justify" style:justify-single-word="false" style:writing-mode="lr-tb"/>
      <style:text-properties fo:font-style="normal" officeooo:rsid="001d2b41" officeooo:paragraph-rsid="0019767b" fo:background-color="transparent" style:font-style-asian="normal" style:font-style-complex="normal"/>
    </style:style>
    <style:style style:name="P12" style:family="paragraph" style:parent-style-name="Standard" style:list-style-name="WWNum1">
      <style:paragraph-properties fo:text-align="justify" style:justify-single-word="false" style:writing-mode="lr-tb"/>
      <style:text-properties fo:font-style="normal" officeooo:rsid="001d7cab" officeooo:paragraph-rsid="0019767b" fo:background-color="transparent" style:font-style-asian="normal" style:font-style-complex="normal"/>
    </style:style>
    <style:style style:name="P13" style:family="paragraph" style:parent-style-name="Standard" style:list-style-name="WWNum1">
      <style:paragraph-properties fo:text-align="justify" style:justify-single-word="false" style:writing-mode="lr-tb"/>
      <style:text-properties fo:font-style="normal" officeooo:rsid="001a50aa" officeooo:paragraph-rsid="001a50aa" fo:background-color="transparent" style:font-style-asian="normal" style:font-style-complex="normal"/>
    </style:style>
    <style:style style:name="P14" style:family="paragraph" style:parent-style-name="Standard" style:list-style-name="WWNum1">
      <style:paragraph-properties fo:text-align="justify" style:justify-single-word="false" style:writing-mode="lr-tb"/>
      <style:text-properties officeooo:rsid="00200daa" officeooo:paragraph-rsid="001a50a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b41" style:font-weight-asian="normal" style:font-weight-complex="normal"/>
    </style:style>
    <style:style style:name="T3" style:family="text">
      <style:text-properties fo:font-weight="normal" officeooo:rsid="001e76df" style:font-weight-asian="normal" style:font-weight-complex="normal"/>
    </style:style>
    <style:style style:name="T4" style:family="text">
      <style:text-properties fo:font-weight="normal" officeooo:rsid="0020abe4" style:font-weight-asian="normal" style:font-weight-complex="normal"/>
    </style:style>
    <style:style style:name="T5" style:family="text">
      <style:text-properties fo:font-weight="normal" officeooo:rsid="001a50aa" style:font-weight-asian="normal" style:font-weight-complex="normal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weight="normal" officeooo:rsid="001becb6" fo:background-color="transparent" loext:char-shading-value="0" style:font-weight-asian="normal" style:font-weight-complex="normal"/>
    </style:style>
    <style:style style:name="T8" style:family="text">
      <style:text-properties fo:font-weight="normal" officeooo:rsid="00321f54" fo:background-color="transparent" loext:char-shading-value="0" style:font-weight-asian="normal" style:font-weight-complex="normal"/>
    </style:style>
    <style:style style:name="T9" style:family="text">
      <style:text-properties fo:font-weight="normal" officeooo:rsid="00265de7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1fe67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a50aa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e76df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20abe4" fo:background-color="transparent" loext:char-shading-value="0" style:font-weight-asian="normal" style:font-weight-complex="normal"/>
    </style:style>
    <style:style style:name="T14" style:family="text">
      <style:text-properties style:use-window-font-color="true" style:font-name="Liberation Serif" fo:font-size="12pt" fo:language="en" fo:country="GB" fo:font-weight="normal" officeooo:rsid="00200daa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Liberation Serif" fo:font-size="12pt" fo:language="en" fo:country="GB" fo:font-weight="normal" officeooo:rsid="00265de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Liberation Serif" fo:font-size="12pt" fo:language="en" fo:country="GB" fo:font-weight="normal" officeooo:rsid="00200daa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Liberation Serif" fo:font-size="12pt" fo:language="en" fo:country="GB" fo:font-weight="normal" officeooo:rsid="00265de7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Liberation Serif" fo:font-size="12pt" fo:language="en" fo:country="GB" fo:font-style="normal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9" style:family="text">
      <style:text-properties style:use-window-font-color="true" style:font-name="Liberation Serif" fo:font-size="12pt" fo:language="en" fo:country="GB" fo:font-style="normal" style:letter-kerning="true" style:font-name-asian="Noto Serif CJK SC" style:font-size-asian="12pt" style:language-asian="zh" style:country-asian="CN" style:font-style-asian="normal" style:font-name-complex="Lohit Devanagari" style:font-size-complex="12pt" style:language-complex="hi" style:country-complex="IN" style:font-style-complex="normal"/>
    </style:style>
    <style:style style:name="T20" style:family="text">
      <style:text-properties style:use-window-font-color="true" style:font-name="Liberation Serif" fo:font-size="12pt" fo:language="en" fo:country="GB" fo:font-style="normal" officeooo:rsid="001a50aa" style:letter-kerning="true" style:font-name-asian="Noto Serif CJK SC" style:font-size-asian="12pt" style:language-asian="zh" style:country-asian="CN" style:font-style-asian="normal" style:font-name-complex="Lohit Devanagari" style:font-size-complex="12pt" style:language-complex="hi" style:country-complex="IN" style:font-style-complex="normal"/>
    </style:style>
    <style:style style:name="T21" style:family="text">
      <style:text-properties style:use-window-font-color="true" style:font-name="Liberation Serif" fo:font-size="12pt" fo:language="en" fo:country="GB" fo:font-style="normal" officeooo:rsid="001b62a9" style:letter-kerning="true" style:font-name-asian="Noto Serif CJK SC" style:font-size-asian="12pt" style:language-asian="zh" style:country-asian="CN" style:font-style-asian="normal" style:font-name-complex="Lohit Devanagari" style:font-size-complex="12pt" style:language-complex="hi" style:country-complex="IN" style:font-style-complex="normal"/>
    </style:style>
    <style:style style:name="T22" style:family="text">
      <style:text-properties officeooo:rsid="001a50aa"/>
    </style:style>
    <style:style style:name="T2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a50aa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d7cab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357fd" fo:background-color="transparent" loext:char-shading-value="0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sources</text:p>
      <text:p text:style-name="P1"/>
      <text:list xml:id="list1080097726" text:style-name="WWNum1">
        <text:list-item>
          <text:p text:style-name="P4"><text:span text:style-name="T6">For </text:span><text:span text:style-name="T7">DEATH</text:span><text:span text:style-name="T11">S</text:span><text:span text:style-name="T7"> </text:span><text:span text:style-name="T8">stratified </text:span><text:span text:style-name="T7">by age and </text:span><text:span text:style-name="T9">sex</text:span><text:span text:style-name="T7">: </text:span><text:a xlink:type="simple" xlink:href="https://dc-covid.site.ined.fr/en/data/pooled-datafiles/" text:style-name="Internet_20_link" text:visited-style-name="Visited_20_Internet_20_Link"><text:span text:style-name="T10">https://dc-covid.site.ined.fr/en/data/pooled-datafiles/</text:span></text:a><text:span text:style-name="T10"> </text:span><text:span text:style-name="T7">(as of 2021-12-13):</text:span></text:p>
          <text:list>
            <text:list-item>
              <text:p text:style-name="P10"><text:span text:style-name="T1">Denmark: &lt;</text:span><text:span text:style-name="T5">6</text:span><text:span text:style-name="T1">0yr, </text:span><text:span text:style-name="T5">6</text:span><text:span text:style-name="T1">0-</text:span><text:span text:style-name="T5">6</text:span><text:span text:style-name="T1">9yr, </text:span><text:span text:style-name="T5">70-79yr, </text:span><text:span text:style-name="T1">80-89yr, 90+yr // male/female // 2020-04-03 to </text:span><text:span text:style-name="T2">2021-</text:span><text:span text:style-name="T5">08-10 // DAILY</text:span></text:p>
            </text:list-item>
            <text:list-item>
              <text:p text:style-name="P13"><text:span text:style-name="T5">D</text:span><text:span text:style-name="T1">enmark: 0-9yr, 10-19yr, 20-29yr, 30-39yr, 40-49yr, 50-59yr, 60-69yr, 70-79yr, 80-89yr, 90+yr // male/female // 2020-08-11 to 2021-12-09 // DAILY</text:span></text:p>
            </text:list-item>
            <text:list-item>
              <text:p text:style-name="P4">France: 0-<text:span text:style-name="T22">9</text:span>yr, <text:span text:style-name="T22">10-19yr, 20-29yr, 30-39yr, 40-49yr, 50-59yr, 60-69yr, 70-79yr, 80-89yr, 90+yr</text:span> // male/female // 2020-03-2<text:span text:style-name="T22">1</text:span> to 2021-12-0<text:span text:style-name="T22">9 // DAILY</text:span></text:p>
            </text:list-item>
            <text:list-item>
              <text:p text:style-name="P11"><text:span text:style-name="T1">Germany: 0-9yr, 10-19yr, 20-29yr, 30-39yr, 40-49yr, 50-59yr, 60-69yr, 70-79yr, 80-89yr, 90+yr // male/female // 2020-03-29 to 2021-12-01 // </text:span><text:span text:style-name="T5">DAILY</text:span></text:p>
            </text:list-item>
            <text:list-item>
              <text:p text:style-name="P12"><text:span text:style-name="T1">Scotland: 1-14yr, 15-44yr, 45-64yr, 65-74yr, 75-84yr, 85+yr // male/female// 2020-03-22 to 2021-11-28 // </text:span><text:span text:style-name="T5">WEEKLY</text:span></text:p>
            </text:list-item>
            <text:list-item>
              <text:p text:style-name="P4"><text:span text:style-name="T25">England </text:span><text:span text:style-name="T26">and </text:span><text:span text:style-name="T25">Wales: 0-19yr, 20-39yr, 40-59yr, 60-79yr, 80+yr // male/female // 2020-03-11 to 2021-12-01 // </text:span><text:span text:style-name="T24">DAILY</text:span></text:p>
            </text:list-item>
            <text:list-item>
              <text:p text:style-name="P5"><text:span text:style-name="T24">Northern Ireland: </text:span><text:a xlink:type="simple" xlink:href="https://www.nisra.gov.uk/publications/weekly-death-statistics-northern-ireland-2021" text:style-name="Internet_20_link" text:visited-style-name="Visited_20_Internet_20_Link"><text:span text:style-name="T24">https://www.nisra.gov.uk/publications/weekly-death-statistics-northern-ireland-2021</text:span></text:a><text:span text:style-name="T24"> 0-14yr,, 15-24yr, 25-44yr, 45-64yr, 65-79yr, 80+yr // male/female // 2020-03-20 to 2021-11-26 // WEEKLY</text:span></text:p>
            </text:list-item>
          </text:list>
          <text:p text:style-name="P9"/>
        </text:list-item>
        <text:list-item>
          <text:p text:style-name="P3"><text:span text:style-name="T3">For CASES, </text:span><text:span text:style-name="T14">not stratified by age nor </text:span><text:span text:style-name="T15">sex</text:span><text:span text:style-name="T14">:</text:span></text:p>
          <text:list>
            <text:list-item>
              <text:p text:style-name="P14"><text:span text:style-name="T6">England/</text:span><text:span text:style-name="T11">NI/Scotland/Wales</text:span><text:span text:style-name="T6">: </text:span><text:a xlink:type="simple" xlink:href="https://coronavirus.data.gov.uk/details/cases?areaType=overview&amp;areaName=United%20Kingdom" text:style-name="Internet_20_link" text:visited-style-name="Visited_20_Internet_20_Link"><text:span text:style-name="T6">https://coronavirus.data.gov.uk/details/cases?areaType=overview&amp;areaName=United%20Kingdom</text:span></text:a><text:span text:style-name="T6"> </text:span><text:span text:style-name="T11">(DAILY)</text:span></text:p>
            </text:list-item>
            <text:list-item>
              <text:p text:style-name="P6"><text:span text:style-name="T19">Many other EU countries, including Denmark, </text:span><text:span text:style-name="T20">France, Germany</text:span><text:span text:style-name="T19">: </text:span><text:a xlink:type="simple" xlink:href="https://www.ecdc.europa.eu/en/publications-data/data-daily-new-cases-covid-19-eueea-country" text:style-name="Internet_20_link" text:visited-style-name="Visited_20_Internet_20_Link">https://www.ecdc.europa.eu/en/publications-data/data-daily-new-cases-covid-19-eueea-country</text:a><text:span text:style-name="T19"> </text:span><text:span text:style-name="T20">(DAILY)</text:span></text:p>
            </text:list-item>
          </text:list>
        </text:list-item>
      </text:list>
      <text:p text:style-name="P7"><text:span text:style-name="T18"/></text:p>
      <text:list xml:id="list102710737913810" text:continue-numbering="true" text:style-name="WWNum1">
        <text:list-item>
          <text:p text:style-name="P3"><text:span text:style-name="T3">For </text:span><text:span text:style-name="T5">HOSPITAL ADMISSIONS</text:span><text:span text:style-name="T4">, </text:span><text:span text:style-name="T14">not stratified by age nor </text:span><text:span text:style-name="T15">sex</text:span><text:span text:style-name="T14">:</text:span></text:p>
          <text:list>
            <text:list-item>
              <text:p text:style-name="P14"><text:span text:style-name="T6">England/</text:span><text:span text:style-name="T11">NI/Scotland/Wales</text:span><text:span text:style-name="T6">: </text:span><text:a xlink:type="simple" xlink:href="https://coronavirus.data.gov.uk/details/cases?areaType=overview&amp;areaName=United%20Kingdom" text:style-name="Internet_20_link" text:visited-style-name="Visited_20_Internet_20_Link"><text:span text:style-name="T6">https://coronavirus.data.gov.uk/details/cases?areaType=overview&amp;areaName=United%20Kingdom</text:span></text:a><text:span text:style-name="T6"> </text:span><text:span text:style-name="T11">(DAILY)</text:span></text:p>
            </text:list-item>
            <text:list-item>
              <text:p text:style-name="P6"><text:span text:style-name="T19">Many other EU countries, including Denmark, </text:span><text:span text:style-name="T20">France, Germany</text:span><text:span text:style-name="T19">: </text:span><text:a xlink:type="simple" xlink:href="https://www.ecdc.europa.eu/en/publications-data/download-data-hospital-and-icu-admission-rates-and-current-occupancy-covid-19" text:style-name="Internet_20_link" text:visited-style-name="Visited_20_Internet_20_Link">https://www.ecdc.europa.eu/en/publications-data/download-data-hospital-and-icu-admission-rates-and-current-occupancy-covid-19</text:a><text:span text:style-name="T19"> </text:span><text:span text:style-name="T20">(only WEEKLY for Germany, others DAILY)</text:span></text:p>
            </text:list-item>
          </text:list>
        </text:list-item>
      </text:list>
      <text:p text:style-name="P7"><text:span text:style-name="T19"/></text:p>
      <text:list xml:id="list102710601154587" text:continue-numbering="true" text:style-name="WWNum1">
        <text:list-item>
          <text:p text:style-name="P5"><text:span text:style-name="T12">For </text:span><text:span text:style-name="T11">V</text:span><text:span text:style-name="T13">ACCINATIONS, </text:span><text:span text:style-name="T16">not stratified by age nor </text:span><text:span text:style-name="T17">sex</text:span><text:span text:style-name="T16">:</text:span></text:p>
          <text:list>
            <text:list-item>
              <text:p text:style-name="P14"><text:span text:style-name="T6">England/</text:span><text:span text:style-name="T11">NI/Scotland/Wales</text:span><text:span text:style-name="T6">: </text:span><text:a xlink:type="simple" xlink:href="https://coronavirus.data.gov.uk/details/cases?areaType=overview&amp;areaName=United%20Kingdom" text:style-name="Internet_20_link" text:visited-style-name="Visited_20_Internet_20_Link"><text:span text:style-name="T6">https://coronavirus.data.gov.uk/details/cases?areaType=overview&amp;areaName=United%20Kingdom</text:span></text:a><text:span text:style-name="T6"> </text:span><text:span text:style-name="T11">(DAILY)</text:span></text:p>
            </text:list-item>
            <text:list-item>
              <text:p text:style-name="P6"><text:span text:style-name="T19">Many other countries, including Denmark, </text:span><text:span text:style-name="T20">France, Germany</text:span><text:span text:style-name="T19">: </text:span><text:a xlink:type="simple" xlink:href="https://ourworldindata.org/covid-vaccinations" text:style-name="Internet_20_link" text:visited-style-name="Visited_20_Internet_20_Link">https://ourworldindata.org/covid-vaccinations</text:a><text:span text:style-name="T19"> </text:span><text:span text:style-name="T21">(DAILY, if calculated)</text:span></text:p>
            </text:list-item>
          </text:list>
        </text:list-item>
      </text:list>
      <text:p text:style-name="P7"><text:span text:style-name="T20"/></text:p>
      <text:list xml:id="list102709033302385" text:continue-numbering="true" text:style-name="WWNum1">
        <text:list-item>
          <text:p text:style-name="P8"><text:span text:style-name="T20">F</text:span><text:span text:style-name="T19">or the three above, Catalonia: </text:span><text:a xlink:type="simple" xlink:href="https://dadescovid.cat/diari?drop_es_residencia=2&amp;drop_indedats=taxa_conf" text:style-name="Internet_20_link" text:visited-style-name="Visited_20_Internet_20_Link">https://dadescovid.cat/diari?drop_es_residencia=2&amp;drop_indedats=taxa_conf</text:a><text:span text:style-name="T19"> (DAILY)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9:02:52.971621904</meta:creation-date>
    <dc:date>2021-12-15T10:27:08.697001725</dc:date>
    <meta:editing-duration>PT1H14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227" meta:character-count="2246" meta:non-whitespace-character-count="2057"/>
  </office:meta>
</office:document-meta>
</file>